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RegH1" style:family="paragraph" style:display-name="RegH1">
      <style:text-properties fo:font-size="13pt" fo:font-weight="bold" fo:font-family="Arial"/>
      <style:paragraph-properties fo:margin-top="8pt" fo:margin-bottom="4pt"/>
    </style:style>
    <style:style style:name="RegH3" style:family="paragraph" style:display-name="RegH3">
      <style:text-properties fo:font-size="11pt" fo:font-weight="bold" fo:font-family="Arial"/>
      <style:paragraph-properties fo:margin-top="8pt" fo:margin-bottom="2pt"/>
    </style:style>
    <style:style style:name="RegDesc" style:family="paragraph" style:display-name="RegDesc">
      <style:text-properties fo:font-size="10pt" fo:font-style="italic" fo:font-family="Arial"/>
      <style:paragraph-properties fo:margin-top="2pt" fo:margin-bottom="6pt"/>
    </style:style>
    <style:style style:name="RegTable" style:family="table" style:display-name="RegTable">
      <style:table-properties style:width="16cm" table:align="left"/>
    </style:style>
    <style:style style:name="ColBits" style:family="table-column" style:display-name="ColBits">
      <style:table-column-properties style:column-width="2.2cm"/>
    </style:style>
    <style:style style:name="ColDesc" style:family="table-column" style:display-name="ColDesc">
      <style:table-column-properties style:column-width="8.0cm"/>
    </style:style>
    <style:style style:name="ColDef" style:family="table-column" style:display-name="ColDef">
      <style:table-column-properties style:column-width="4.0cm"/>
    </style:style>
    <style:style style:name="ColAcc" style:family="table-column" style:display-name="ColAcc">
      <style:table-column-properties style:column-width="1.8cm"/>
    </style:style>
    <style:style style:name="CellHdr" style:family="table-cell" style:display-name="CellHdr">
      <style:table-cell-properties fo:background-color="#BDD7EE" fo:border="0.05pt solid #000000" fo:padding="0.10cm"/>
    </style:style>
    <style:style style:name="CellHdrTxt" style:family="paragraph" style:display-name="CellHdrTxt">
      <style:text-properties fo:font-size="9pt" fo:font-weight="bold" fo:font-family="Arial"/>
    </style:style>
    <style:style style:name="CellData" style:family="table-cell" style:display-name="CellData">
      <style:table-cell-properties fo:background-color="#FFFFFF" fo:border="0.05pt solid #000000" fo:padding="0.10cm"/>
    </style:style>
    <style:style style:name="CellDataTxt" style:family="paragraph" style:display-name="CellDataTxt">
      <style:text-properties fo:font-size="9pt" fo:font-family="Arial"/>
    </style:style>
    <style:style style:name="Spacer" style:family="paragraph" style:display-name="Spacer">
      <style:text-properties fo:font-size="4pt"/>
    </style:style>
  </office:automatic-styles>
  <office:body>
    <office:text>
      <text:h text:outline-level="1" text:style-name="RegH1">8.2.1  Board Registers  (Base 0x00)</text:h>
      <text:h text:outline-level="3" text:style-name="RegH3">8.2.1.1  Board ID Register  (0x00)</text:h>
      <text:p text:style-name="RegDesc">This register holds the unique board identifier assigned during manufacturing. It is read-only and reflects the hardware revision of the board as programmed during production test.</text:p>
      <table:table table:style-name="RegTable">
        <table:table-column table:style-name="ColBits"/>
        <table:table-column table:style-name="ColDesc"/>
        <table:table-column table:style-name="ColDef"/>
        <table:table-column table:style-name="ColAcc"/>
        <table:table-row>
          <table:table-cell table:style-name="CellHdr">
            <text:p text:style-name="CellHdrTxt">Bits</text:p>
          </table:table-cell>
          <table:table-cell table:style-name="CellHdr">
            <text:p text:style-name="CellHdrTxt">Description</text:p>
          </table:table-cell>
          <table:table-cell table:style-name="CellHdr">
            <text:p text:style-name="CellHdrTxt">Settings/Default value</text:p>
          </table:table-cell>
          <table:table-cell table:style-name="CellHdr">
            <text:p text:style-name="CellHdrTxt">Access</text:p>
          </table:table-cell>
        </table:table-row>
        <table:table-row>
          <table:table-cell table:style-name="CellData">
            <text:p text:style-name="CellDataTxt">15:0</text:p>
          </table:table-cell>
          <table:table-cell table:style-name="CellData">
            <text:p text:style-name="CellDataTxt">Board ID</text:p>
          </table:table-cell>
          <table:table-cell table:style-name="CellData">
            <text:p text:style-name="CellDataTxt">0x5601</text:p>
          </table:table-cell>
          <table:table-cell table:style-name="CellData">
            <text:p text:style-name="CellDataTxt">R</text:p>
          </table:table-cell>
        </table:table-row>
      </table:table>
      <text:p text:style-name="Spacer"/>
      <text:h text:outline-level="3" text:style-name="RegH3">8.2.1.2  Board Version and FPGA Version Register  (0x01)</text:h>
      <text:p text:style-name="RegDesc">This register encodes both the board hardware version and the FPGA firmware version. The upper byte reflects the PCB revision while the lower byte tracks the FPGA build version loaded during configuration.</text:p>
      <table:table table:style-name="RegTable">
        <table:table-column table:style-name="ColBits"/>
        <table:table-column table:style-name="ColDesc"/>
        <table:table-column table:style-name="ColDef"/>
        <table:table-column table:style-name="ColAcc"/>
        <table:table-row>
          <table:table-cell table:style-name="CellHdr">
            <text:p text:style-name="CellHdrTxt">Bits</text:p>
          </table:table-cell>
          <table:table-cell table:style-name="CellHdr">
            <text:p text:style-name="CellHdrTxt">Description</text:p>
          </table:table-cell>
          <table:table-cell table:style-name="CellHdr">
            <text:p text:style-name="CellHdrTxt">Settings/Default value</text:p>
          </table:table-cell>
          <table:table-cell table:style-name="CellHdr">
            <text:p text:style-name="CellHdrTxt">Access</text:p>
          </table:table-cell>
        </table:table-row>
        <table:table-row>
          <table:table-cell table:style-name="CellData">
            <text:p text:style-name="CellDataTxt">15:8</text:p>
          </table:table-cell>
          <table:table-cell table:style-name="CellData">
            <text:p text:style-name="CellDataTxt">Board version</text:p>
          </table:table-cell>
          <table:table-cell table:style-name="CellData">
            <text:p text:style-name="CellDataTxt">0x1</text:p>
          </table:table-cell>
          <table:table-cell table:style-name="CellData">
            <text:p text:style-name="CellDataTxt">R</text:p>
          </table:table-cell>
        </table:table-row>
        <table:table-row>
          <table:table-cell table:style-name="CellData">
            <text:p text:style-name="CellDataTxt">7:0</text:p>
          </table:table-cell>
          <table:table-cell table:style-name="CellData">
            <text:p text:style-name="CellDataTxt">FPGA Version</text:p>
          </table:table-cell>
          <table:table-cell table:style-name="CellData">
            <text:p text:style-name="CellDataTxt">0x1</text:p>
          </table:table-cell>
          <table:table-cell table:style-name="CellData">
            <text:p text:style-name="CellDataTxt">R</text:p>
          </table:table-cell>
        </table:table-row>
      </table:table>
      <text:p text:style-name="Spacer"/>
      <text:h text:outline-level="3" text:style-name="RegH3">8.2.1.3  FPGA Type ID and Release Version Register  (0x02)</text:h>
      <text:p text:style-name="RegDesc">Encodes the FPGA device type identifier and the release version of the design loaded onto it. Used during system initialization to verify compatibility between firmware and hardware.</text:p>
      <table:table table:style-name="RegTable">
        <table:table-column table:style-name="ColBits"/>
        <table:table-column table:style-name="ColDesc"/>
        <table:table-column table:style-name="ColDef"/>
        <table:table-column table:style-name="ColAcc"/>
        <table:table-row>
          <table:table-cell table:style-name="CellHdr">
            <text:p text:style-name="CellHdrTxt">Bits</text:p>
          </table:table-cell>
          <table:table-cell table:style-name="CellHdr">
            <text:p text:style-name="CellHdrTxt">Description</text:p>
          </table:table-cell>
          <table:table-cell table:style-name="CellHdr">
            <text:p text:style-name="CellHdrTxt">Settings/Default value</text:p>
          </table:table-cell>
          <table:table-cell table:style-name="CellHdr">
            <text:p text:style-name="CellHdrTxt">Access</text:p>
          </table:table-cell>
        </table:table-row>
        <table:table-row>
          <table:table-cell table:style-name="CellData">
            <text:p text:style-name="CellDataTxt">15:8</text:p>
          </table:table-cell>
          <table:table-cell table:style-name="CellData">
            <text:p text:style-name="CellDataTxt">FPGA Type ID</text:p>
          </table:table-cell>
          <table:table-cell table:style-name="CellData">
            <text:p text:style-name="CellDataTxt">0x9</text:p>
          </table:table-cell>
          <table:table-cell table:style-name="CellData">
            <text:p text:style-name="CellDataTxt">R</text:p>
          </table:table-cell>
        </table:table-row>
        <table:table-row>
          <table:table-cell table:style-name="CellData">
            <text:p text:style-name="CellDataTxt">7:0</text:p>
          </table:table-cell>
          <table:table-cell table:style-name="CellData">
            <text:p text:style-name="CellDataTxt">FPGA Release version</text:p>
          </table:table-cell>
          <table:table-cell table:style-name="CellData">
            <text:p text:style-name="CellDataTxt">0x1</text:p>
          </table:table-cell>
          <table:table-cell table:style-name="CellData">
            <text:p text:style-name="CellDataTxt">R</text:p>
          </table:table-cell>
        </table:table-row>
      </table:table>
      <text:p text:style-name="Spacer"/>
      <text:h text:outline-level="3" text:style-name="RegH3">8.2.1.4  Software Reset Register  (0x03)</text:h>
      <text:p text:style-name="RegDesc">Provides software-controlled reset capability for the FPGA logic. Writing a 1 to the reset bit initiates a full soft reset of all internal state machines and data paths. The bit auto-clears after reset completion.</text:p>
      <table:table table:style-name="RegTable">
        <table:table-column table:style-name="ColBits"/>
        <table:table-column table:style-name="ColDesc"/>
        <table:table-column table:style-name="ColDef"/>
        <table:table-column table:style-name="ColAcc"/>
        <table:table-row>
          <table:table-cell table:style-name="CellHdr">
            <text:p text:style-name="CellHdrTxt">Bits</text:p>
          </table:table-cell>
          <table:table-cell table:style-name="CellHdr">
            <text:p text:style-name="CellHdrTxt">Description</text:p>
          </table:table-cell>
          <table:table-cell table:style-name="CellHdr">
            <text:p text:style-name="CellHdrTxt">Settings/Default value</text:p>
          </table:table-cell>
          <table:table-cell table:style-name="CellHdr">
            <text:p text:style-name="CellHdrTxt">Access</text:p>
          </table:table-cell>
        </table:table-row>
        <table:table-row>
          <table:table-cell table:style-name="CellData">
            <text:p text:style-name="CellDataTxt">15:1</text:p>
          </table:table-cell>
          <table:table-cell table:style-name="CellData">
            <text:p text:style-name="CellDataTxt">Reserved</text:p>
          </table:table-cell>
          <table:table-cell table:style-name="CellData">
            <text:p text:style-name="CellDataTxt">0x0</text:p>
          </table:table-cell>
          <table:table-cell table:style-name="CellData">
            <text:p text:style-name="CellDataTxt">R</text:p>
          </table:table-cell>
        </table:table-row>
        <table:table-row>
          <table:table-cell table:style-name="CellData">
            <text:p text:style-name="CellDataTxt">0</text:p>
          </table:table-cell>
          <table:table-cell table:style-name="CellData">
            <text:p text:style-name="CellDataTxt">1 → Reset, 0 → Normal operation</text:p>
          </table:table-cell>
          <table:table-cell table:style-name="CellData">
            <text:p text:style-name="CellDataTxt">0x0</text:p>
          </table:table-cell>
          <table:table-cell table:style-name="CellData">
            <text:p text:style-name="CellDataTxt">W/R</text:p>
          </table:table-cell>
        </table:table-row>
      </table:table>
      <text:p text:style-name="Spacer"/>
      <text:h text:outline-level="3" text:style-name="RegH3">8.2.1.5  Scratch Pad Register  (0x04)</text:h>
      <text:p text:style-name="RegDesc">General purpose read/write scratch pad register. No functional effect on hardware. Intended for use by software during debug and integration testing to verify register bus connectivity.</text:p>
      <table:table table:style-name="RegTable">
        <table:table-column table:style-name="ColBits"/>
        <table:table-column table:style-name="ColDesc"/>
        <table:table-column table:style-name="ColDef"/>
        <table:table-column table:style-name="ColAcc"/>
        <table:table-row>
          <table:table-cell table:style-name="CellHdr">
            <text:p text:style-name="CellHdrTxt">Bits</text:p>
          </table:table-cell>
          <table:table-cell table:style-name="CellHdr">
            <text:p text:style-name="CellHdrTxt">Description</text:p>
          </table:table-cell>
          <table:table-cell table:style-name="CellHdr">
            <text:p text:style-name="CellHdrTxt">Settings/Default value</text:p>
          </table:table-cell>
          <table:table-cell table:style-name="CellHdr">
            <text:p text:style-name="CellHdrTxt">Access</text:p>
          </table:table-cell>
        </table:table-row>
        <table:table-row>
          <table:table-cell table:style-name="CellData">
            <text:p text:style-name="CellDataTxt">15:0</text:p>
          </table:table-cell>
          <table:table-cell table:style-name="CellData">
            <text:p text:style-name="CellDataTxt">Scratch pad</text:p>
          </table:table-cell>
          <table:table-cell table:style-name="CellData">
            <text:p text:style-name="CellDataTxt">0x0</text:p>
          </table:table-cell>
          <table:table-cell table:style-name="CellData">
            <text:p text:style-name="CellDataTxt">W/R</text:p>
          </table:table-cell>
        </table:table-row>
      </table:table>
      <text:p text:style-name="Spacer"/>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